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/>Access es un gestor de datos que utiliza los conceptos de bases de datos relacionales y <text:s text:c="19"/>pueden manejarse por medio de consultas e informes.</text:p>
      <text:p text:style-name="Standard">Base es un sistema gestor de bases de datos con una amplia gama de características, diseñado para cubrir un amplio abanico de usuarios en el mundo.</text:p>
      <text:p text:style-name="Standard">Originalmente un programa para las hojas de cálculo llamado Multiplan en 1982, pero en los sistemas MS-DOS perdió popularidad frente al Lotus 1-2-3.</text:p>
      <text:p text:style-name="Standard"><text:s/>Apache OpenOffice Calc es una hoja de cálculo libre y de código abierto compatible con Microsoft Excel que forma parte de la suite ofimática Apache OpenOffice.</text:p>
      <text:p text:style-name="Standard"><text:s/>Microsoft Word es un software de procesamiento de textos. Lo creó Microsoft y está integrado por defecto en el paquete de Microsoft Office. Originalmente, con el sistema operativo DOS, en 1981.</text:p>
      <text:p text:style-name="Standard"><text:s/>LibreOffice Writer es el componente procesador de texto de código abierto del paquete de software LibreOffice. Writer es similar a Wo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15T08:00:45.51</meta:creation-date>
    <meta:document-statistic meta:table-count="0" meta:image-count="0" meta:object-count="0" meta:page-count="1" meta:paragraph-count="6" meta:word-count="151" meta:character-count="945"/>
    <dc:date>2022-02-15T08:05:26.36</dc:date>
    <meta:editing-duration>PT4M42S</meta:editing-duration>
    <meta:editing-cycles>1</meta:editing-cycles>
    <meta:generator>OpenOffice/4.1.11$Win32 OpenOffice.org_project/4111m1$Build-9808</meta:generator>
  </office:meta>
</office:document-meta>
</file>